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3"/>
    <style:style style:name="P3" style:family="paragraph" style:parent-style-name="List_20_Paragraph" style:list-style-name="WWNum1"/>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style>
    <style:style style:name="P6" style:family="paragraph" style:parent-style-name="Standard">
      <style:text-properties style:font-name="Arial" fo:language="en" fo:country="US" style:text-underline-style="none" style:font-name-complex="Arial1"/>
    </style:style>
    <style:style style:name="P7" style:family="paragraph" style:parent-style-name="Standard">
      <style:text-properties style:font-name="Arial" fo:font-size="12pt" fo:language="en" fo:country="US" fo:font-weight="bold" style:font-size-asian="12pt" style:font-weight-asian="bold" style:font-name-complex="Arial1" style:font-size-complex="12pt"/>
    </style:style>
    <style:style style:name="P8" style:family="paragraph" style:parent-style-name="Standard">
      <style:text-properties style:font-name="Arial" fo:font-size="12pt" fo:language="en" fo:country="US" fo:font-weight="normal" officeooo:rsid="00047d0e" officeooo:paragraph-rsid="00047d0e" style:font-size-asian="12pt" style:font-weight-asian="normal" style:font-name-complex="Arial1" style:font-size-complex="12pt" style:font-weight-complex="normal"/>
    </style:style>
    <style:style style:name="P9" style:family="paragraph" style:parent-style-name="Standard">
      <style:text-properties style:use-window-font-color="true" loext:opacity="0%" style:font-name="Arial" fo:language="en" fo:country="US" style:text-underline-style="none" style:font-name-complex="Arial1"/>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047d0e" officeooo:paragraph-rsid="00047d0e"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rial" fo:language="en" fo:country="US" style:font-name-complex="Arial1"/>
    </style:style>
    <style:style style:name="T4" style:family="text">
      <style:text-properties style:font-name="Arial" fo:language="en" fo:country="US" style:text-underline-style="none" style:font-name-complex="Arial1"/>
    </style:style>
    <style:style style:name="T5" style:family="text">
      <style:text-properties style:font-name="Arial" fo:language="en" fo:country="US" style:text-underline-style="none" style:font-name-complex="Arial1"/>
    </style:style>
    <style:style style:name="T6" style:family="text">
      <style:text-properties style:font-name="Arial" fo:font-size="12pt" fo:language="en" fo:country="US" fo:font-weight="bold" style:font-size-asian="12pt" style:font-weight-asian="bold" style:font-name-complex="Arial1" style:font-size-complex="12pt"/>
    </style:style>
    <style:style style:name="T7" style:family="text">
      <style:text-properties style:use-window-font-color="true" loext:opacity="0%" style:font-name="Arial" fo:language="en" fo:country="US" style:text-underline-style="none" style:font-name-complex="Arial1"/>
    </style:style>
    <style:style style:name="T8" style:family="text">
      <style:text-properties style:use-window-font-color="true" loext:opacity="0%" style:font-name="Arial" fo:language="en" fo:country="US" style:text-underline-style="none"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list text:style-name="WWNum2">
        <text:list-item>
          <text:p text:style-name="P1"><text:span text:style-name="T2">The ”Indian problem” seen from Ernest Hemingway’s perspective </text:span><text:span text:style-name="T2"/></text:p>
        </text:list-item>
      </text:list>
      <text:p text:style-name="Standard"><text:span text:style-name="T3">Hemingway: Watch his biography here: </text:span><text:a xlink:type="simple" xlink:href="https://www.youtube.com/watch?v=Kot9B7yPSW0" text:style-name="Internet_20_link" text:visited-style-name="Visited_20_Internet_20_Link"><text:span text:style-name="Internet_20_link"><text:span text:style-name="T3">https://www.youtube.com/watch?v=Kot9B7yPSW0</text:span></text:span></text:a><text:span text:style-name="T7"/></text:p>
      <text:p text:style-name="Standard"><text:span text:style-name="Internet_20_link"><text:span text:style-name="T7">And take notes of the most important things about him: </text:span></text:span><text:span text:style-name="T7"/></text:p>
      <text:p text:style-name="Standard"><text:span text:style-name="Internet_20_link"><text:span text:style-name="T7">Basic biographical facts</text:span></text:span><text:span text:style-name="T7"/></text:p>
      <text:p text:style-name="Standard"><text:span text:style-name="Internet_20_link"><text:span text:style-name="T7">Literary career including awards</text:span></text:span><text:span text:style-name="T7"/></text:p>
      <text:p text:style-name="Standard"><text:span text:style-name="Internet_20_link"><text:span text:style-name="T7">His mental difficulties</text:span></text:span><text:span text:style-name="T7"/></text:p>
      <text:p text:style-name="P6"><text:span text:style-name="Internet_20_link"><text:span text:style-name="T4"/></text:span></text:p>
      <text:p text:style-name="P9"><text:span text:style-name="Internet_20_link"><text:span text:style-name="T7"/></text:span></text:p>
      <text:p text:style-name="List_20_Paragraph"><text:span text:style-name="T3">https://archive.org/stream/IndianCampErnestHemingway_661/IndianCampByErnestHemingway_djvu.txt</text:span><text:span text:style-name="T3"/></text:p>
      <text:list text:style-name="WWNum3">
        <text:list-item>
          <text:p text:style-name="P2"><text:span text:style-name="T3">Genre characteristics of the short story: <text:s/>The English Handbook chapter 6.1</text:span><text:span text:style-name="T3"/></text:p>
        </text:list-item>
      </text:list>
      <text:p text:style-name="P5"/>
      <text:p text:style-name="P7"/>
      <text:p text:style-name="Standard"><text:span text:style-name="T6">Ernest Hemingway: Indian Camp</text:span><text:span text:style-name="T6"/></text:p>
      <text:p text:style-name="List_20_Paragraph"><text:span text:style-name="T3">https://archive.org/stream/IndianCampErnestHemingway_661/IndianCampByErnestHemingway_djvu.txt</text:span><text:span text:style-name="T3"/></text:p>
      <text:p text:style-name="P7"/>
      <text:p text:style-name="P7"/>
      <text:p text:style-name="Standard"><text:span text:style-name="T6">What’s the time of day when Nick and the two men start their journey and when they head back? What’s the symbolism of that? </text:span><text:span text:style-name="T6"/></text:p>
      <text:p text:style-name="Standard"><text:span text:style-name="T6"><text:s/>How’s Nick sat in the boat going out and coming back, and what does the difference in seating symbolise?</text:span><text:span text:style-name="T6"/></text:p>
      <text:p text:style-name="P11">On the way there, he sits together with his father, while on the way back he sits alone on the stern while the father rows. In the middle of the story, the father is also referred to as ”The doctor” after the procedure is done, perhaps because his careless attitude towards the suffering of the indians ment that Nick no longer saw him as the caring parental figure that he might’ve been seen as before.</text:p>
      <text:p text:style-name="Standard"><text:span text:style-name="T6">Why do you think the doctor did not bring this medical equipment? </text:span><text:span text:style-name="T6"/></text:p>
      <text:p text:style-name="P11">He lacked respect for the lives of the indians, or thought they might not be deserving of real medical equipment. Maybe he wanted to do it with fishing gear to prove he could do it, since nobody would care about indians being mistreated anyway.</text:p>
      <text:p text:style-name="Standard"><text:span text:style-name="T6">When Nick says “I see” it obviously means that he understands. But what does he really understand, do you think?</text:span><text:span text:style-name="T6"/></text:p>
      <text:p text:style-name="Standard"><text:span text:style-name="T6">Why doesn’t the woman’s screaming matter?</text:span><text:span text:style-name="T6"/></text:p>
      <text:p text:style-name="P11"><text:soft-page-break/>Because it is not important to the doctor. Perhaps because he just generally does not consider indians to be as much of a human as him.</text:p>
      <text:p text:style-name="Standard"><text:span text:style-name="T6">The pregnant woman bites Uncle George and he responds by calling her a “Damn squaw bitch”. One reaction can be said to be nature and one is nurture. But which is which and what does this difference in reaction tell us about Hemingway’s views on white Americans’ views on Indians? (Hint: your answer here will help you in your interpretation)</text:span><text:span text:style-name="T6"/></text:p>
      <text:p text:style-name="P11">Squaw is a slur for a native american woman. Being angry at the woman might be nature, but the use of slurs is certainly nurture.</text:p>
      <text:p text:style-name="Standard"><text:span text:style-name="T6">“Nick’s curiosity had been gone for a long time.” Can you explain what this beautiful sentence means in plain English?</text:span><text:span text:style-name="T6"/></text:p>
      <text:p text:style-name="P11">Nick is so disturbed that he no longer wants to partake, and is just mentally shutting it out until it’s over.</text:p>
      <text:p text:style-name="Standard"><text:span text:style-name="T6">Why did the Indian man in the upper bunk take his own life?</text:span><text:span text:style-name="T6"/></text:p>
      <text:p text:style-name="P11">Maybe it’s tradition, maybe it’s the shame of not being able to help his wife himself. Maybe he couldn’t handle his wife screaming bloody murder like Nick’s father could, because the indian man cares about his wife unlike the doctor.</text:p>
      <text:p text:style-name="Standard"><text:span text:style-name="T6">Hemingway lets one life begin and another life end in much the same manner in this story. What’s the significance of that?</text:span><text:span text:style-name="T6"/></text:p>
      <text:p text:style-name="P10"/>
      <text:p text:style-name="Standard"><text:span text:style-name="T6">Why does the doctor want to his son to leave the room at this point? He had after all brought him along to show him a lesson in life. </text:span><text:span text:style-name="T6"/></text:p>
      <text:p text:style-name="P11">The suicide is much more than he bargained for, and while the birth might have ended in death for either the mother or the baby, it wouldn’t be as bloody and disturbing as the suicide was.</text:p>
      <text:p text:style-name="Standard"><text:span text:style-name="T6">Nick asks if ladies (not Indian ladies, but in general) have such a hard time giving birth? Why is the question phrased in this way?</text:span><text:span text:style-name="T6"/></text:p>
      <text:p text:style-name="P11">This might be the first time that Nick is brought along, or he’s so young that he does not truly know what it is he’s witnessing.</text:p>
      <text:p text:style-name="Standard"><text:span text:style-name="T6">Another beautiful sentence: “He couldn’t stand things, I guess.” Why is this said about a male character in the story and how does it tie in with what you learned about Hemingway’s male ideal?</text:span><text:span text:style-name="T6"/></text:p>
      <text:p text:style-name="P11">It blows off any deeper reason, and just chalks it up to him not being ”man enough” to live on. Perhaps Hemingway has also become desentizised to suicide because of the many people he has witnessed dying, or coped with their suicide by stepping away from the situation and saying that it’s something that kind of just happens for some people, because he’s dealing with a lot of emotional turmoil and he’s able to handle it, so why shouldn’t they be?</text:p>
      <text:p text:style-name="Standard"><text:span text:style-name="T6">Where’s Uncle George and what’s he doing, do you think? Very strange to disappear now, isn’t it???</text:span><text:span text:style-name="T6"/></text:p>
      <text:p text:style-name="Standard"><text:soft-page-break/><text:span text:style-name="T6">In this story, we learn that being born is hard but dying is “pretty easy”. Why does Hemingway choose to describe the two life events this way. Usually, it’s the other way around, isn’t it?</text:span><text:span text:style-name="T6"/></text:p>
      <text:p text:style-name="P11">Maybe because he feels life itself is (supposed to be) difficult and dying is the easy way out of it.</text:p>
      <text:p text:style-name="Standard"><text:span text:style-name="T6">What are the circles in the water symbolic of?</text:span><text:span text:style-name="T6"/></text:p>
      <text:p text:style-name="Standard"><text:span text:style-name="T6">How can Nick be quite sure that he’ll never die?</text:span><text:span text:style-name="T6"/></text:p>
      <text:p text:style-name="P8">He’s young enough to not know about death as in something everyone goes through, and as a result, combined with the knowledge that the only way to die is if you “can’t handle it”, he’s innocent in knowing both the difficulties in life and has overconfidence in his ability to deal with tough situations.</text:p>
      <text:p text:style-name="Standard"><text:span text:style-name="T6">Questions for interpretation</text:span><text:span text:style-name="T6"/></text:p>
      <text:p text:style-name="Standard"><text:span text:style-name="T6">What’s Hemingway trying to say about the relations between white and native Americans?</text:span><text:span text:style-name="T6"/></text:p>
      <text:p text:style-name="P7"/>
      <text:p text:style-name="Standard"><text:span text:style-name="T6">This is an initiation (coming-og-age) story. Who comes of age and how can that process be seen in the story?</text:span><text:span text:style-name="T6"/></text:p>
      <text:p text:style-name="P7"/>
      <text:p text:style-name="Standard"><text:span text:style-name="T6">Mention a handful of elements in this story that makes it unmistakably Hemingway. </text:span><text:span text:style-name="T6"/></text:p>
      <text:p text:style-name="P7"/>
      <text:p text:style-name="P7"/>
      <text:p text:style-name="P5"/>
      <text:p text:style-name="P5"/>
      <text:p text:style-name="P5"/>
      <text:p text:style-name="P5"/>
      <text:p text:style-name="P4"/>
      <text:p text:style-name="P4"/>
      <text:p text:style-name="P4"/>
      <text:p text:style-name="P5"/>
      <text:p text:style-name="P5"/>
      <text:p text:style-name="P5"/>
      <text:p text:style-name="Standard"><text:span text:style-name="T2">Trail of Tears - national, historical trail</text:span><text:span text:style-name="T2"/></text:p>
      <text:list text:style-name="WWNum1">
        <text:list-item>
          <text:p text:style-name="P3"><text:span text:style-name="T2">Cherokee nation, 1828</text:span><text:span text:style-name="T2"/></text:p>
        </text:list-item>
        <text:list-item>
          <text:p text:style-name="P3"><text:span text:style-name="T1">They lived their traditional lifestyle, but respected the European lifestyle</text:span><text:span text:style-name="T1"/></text:p>
        </text:list-item>
        <text:list-item>
          <text:p text:style-name="P3"><text:soft-page-break/><text:span text:style-name="T2">1827,</text:span><text:span text:style-name="T1"> they wrote a constitution and held a national election</text:span><text:span text:style-name="T1"/></text:p>
        </text:list-item>
        <text:list-item>
          <text:p text:style-name="P3"><text:span text:style-name="T1">Had their own written alphabet</text:span><text:span text:style-name="T1"/></text:p>
        </text:list-item>
        <text:list-item>
          <text:p text:style-name="P3"><text:span text:style-name="T1">First Indian printed newspaper</text:span><text:span text:style-name="T1"/></text:p>
        </text:list-item>
        <text:list-item>
          <text:p text:style-name="P3"><text:span text:style-name="T1">The American people viewed their presence as a threat </text:span><text:span text:style-name="T1"/></text:p>
        </text:list-item>
        <text:list-item>
          <text:p text:style-name="P3"><text:span text:style-name="T1">Jackson elected</text:span><text:span text:style-name="T1"/></text:p>
        </text:list-item>
        <text:list-item>
          <text:p text:style-name="P3"><text:span text:style-name="T1">Laws that made sure the Cherokee lost all their rights</text:span><text:span text:style-name="T1"/></text:p>
        </text:list-item>
        <text:list-item>
          <text:p text:style-name="P3"><text:span text:style-name="T1">Gold had been discovered on Cherokee land</text:span><text:span text:style-name="T1"/></text:p>
        </text:list-item>
        <text:list-item>
          <text:p text:style-name="P3"><text:span text:style-name="T1">Since the word spread quickly, 4.000 white intruders were soon digging in Cherokee land</text:span><text:span text:style-name="T1"/></text:p>
        </text:list-item>
        <text:list-item>
          <text:p text:style-name="P3"><text:span text:style-name="T1">They even arrested Cherokee people who dug after gold on their own land</text:span><text:span text:style-name="T1"/></text:p>
        </text:list-item>
        <text:list-item>
          <text:p text:style-name="P3"><text:span text:style-name="T2">1830, May</text:span><text:span text:style-name="T2"/></text:p>
        </text:list-item>
        <text:list-item>
          <text:p text:style-name="P3"><text:span text:style-name="T1">The Cherokee removal law went through</text:span><text:span text:style-name="T1"/></text:p>
        </text:list-item>
        <text:list-item>
          <text:p text:style-name="P3"><text:span text:style-name="T2">1832</text:span><text:span text:style-name="T2"/></text:p>
        </text:list-item>
        <text:list-item>
          <text:p text:style-name="P3"><text:span text:style-name="T1">The Cherokee is a distinct nation, and the citizens of Georgia can have no influence over them</text:span><text:span text:style-name="T1"/></text:p>
        </text:list-item>
        <text:list-item>
          <text:p text:style-name="P3"><text:span text:style-name="T1">Lottery winners won the lands of Cherokee </text:span><text:span text:style-name="T1"/></text:p>
        </text:list-item>
        <text:list-item>
          <text:p text:style-name="P3"><text:span text:style-name="T1">So the Cherokee were soon to be homeless on their own land</text:span><text:span text:style-name="T1"/></text:p>
        </text:list-item>
        <text:list-item>
          <text:p text:style-name="P3"><text:span text:style-name="T2">1836, spring</text:span><text:span text:style-name="T2"/></text:p>
        </text:list-item>
        <text:list-item>
          <text:p text:style-name="P3"><text:span text:style-name="T1">The Cherokee signed a petition against the treaty </text:span><text:span text:style-name="T1"/></text:p>
        </text:list-item>
        <text:list-item>
          <text:p text:style-name="P3"><text:span text:style-name="T1">It was later taken to Congress, but was turned down</text:span><text:span text:style-name="T1"/></text:p>
        </text:list-item>
        <text:list-item>
          <text:p text:style-name="P3"><text:span text:style-name="T1">The Cherokee was then forced to move</text:span><text:span text:style-name="T1"/></text:p>
        </text:list-item>
        <text:list-item>
          <text:p text:style-name="P3"><text:span text:style-name="T2">1838, May</text:span><text:span text:style-name="T2"/></text:p>
        </text:list-item>
        <text:list-item>
          <text:p text:style-name="P3"><text:span text:style-name="T1">The roundup began</text:span><text:span text:style-name="T1"/></text:p>
        </text:list-item>
        <text:list-item>
          <text:p text:style-name="P3"><text:span text:style-name="T1">Soldiers captured Cherokee and forced them into river camps, prison camps</text:span><text:span text:style-name="T1"/></text:p>
        </text:list-item>
        <text:list-item>
          <text:p text:style-name="P3"><text:span text:style-name="T1">Diseases spread, people died</text:span><text:span text:style-name="T1"/></text:p>
        </text:list-item>
        <text:list-item>
          <text:p text:style-name="P3"><text:span text:style-name="T1">The Cherokee asked for permission to “remove” themselves, and they got permission</text:span><text:span text:style-name="T1"/></text:p>
        </text:list-item>
        <text:list-item>
          <text:p text:style-name="P3"><text:span text:style-name="T2">March 1939,</text:span><text:span text:style-name="T1"> last detachment arrived at their new land</text:span><text:span text:style-name="T1"/></text:p>
        </text:list-item>
        <text:list-item>
          <text:p text:style-name="P3"><text:span text:style-name="T1">800 miles+; the Trial of Tears</text:span><text:span text:style-name="T1"/></text:p>
        </text:list-item>
        <text:list-item>
          <text:p text:style-name="P3"><text:span text:style-name="T1">2000 Cherokee’s died in the removal</text:span><text:span text:style-name="T1"/></text:p>
        </text:list-item>
        <text:list-item>
          <text:p text:style-name="P3"><text:span text:style-name="T1">They began to reconstruct their own society again, to make sure their culture would survive</text:span><text:span text:style-name="T1"/></text:p>
        </text:list-item>
        <text:list-item>
          <text:p text:style-name="P3"><text:span text:style-name="T1">Today one of the largest Indian races in USA</text:span><text:span text:style-name="T1"/></text:p>
        </text:list-item>
      </text:list>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Times New Roman1" fo:font-family="'Times New Roman'" style:font-family-generic="roman" style:font-pitch="variable" style:font-name-asian="F" style:font-family-generic-asian="system" style:font-pitch-asian="variable" style:language-asian="ja" style:country-asian="JP"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4</meta:editing-cycles>
    <meta:creation-date>2023-03-27T10:25:00</meta:creation-date>
    <dc:date>2023-03-27T13:32:36.545632674</dc:date>
    <meta:editing-duration>PT43M47S</meta:editing-duration>
    <meta:generator>LibreOffice/7.5.1.2$Linux_X86_64 LibreOffice_project/50$Build-2</meta:generator>
    <meta:document-statistic meta:table-count="0" meta:image-count="0" meta:object-count="0" meta:page-count="4" meta:paragraph-count="73" meta:word-count="1179" meta:character-count="6692" meta:non-whitespace-character-count="5608"/>
    <meta:user-defined meta:name="AppVersion">16.0000</meta:user-defined>
    <meta:user-defined meta:name="Company">Windows User</meta:user-defined>
    <meta:template xlink:type="simple" xlink:actuate="onRequest" xlink:title="Normal" xlink:href=""/>
  </office:meta>
</office:document-meta>
</file>